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9-06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9-05-23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9-05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9-04-2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8-11-06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8-10-15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8-09-19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8-09-17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8-08-23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8-06-21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8-05-22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8-04-20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7-10-25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7-08-28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7-07-31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7-06-29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7-05-26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7-04-28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6-10-28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6-09-23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6-08-25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6-07-27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6-06-28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6-05-26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6-05-10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6-04-2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5-10-22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5-09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5-08-26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5-07-30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5-06-2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5-05-2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5-04-23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4-10-0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4-07-3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4-06-2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4-05-2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4-04-2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3-11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3-10-2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3-09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3-08-3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3-07-2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3-06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3-05-3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3-04-3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2-11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2-10-2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2-09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2-08-3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2-07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2-06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2-05-2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2-03-2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1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1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1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1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1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1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1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1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0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1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9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8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7-11-01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6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6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6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5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5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5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4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4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3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3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2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2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2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1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1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1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0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0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2000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9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9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9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8-1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8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8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7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7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7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6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6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6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5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5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5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4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4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4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3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3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3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2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2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2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1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1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1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0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0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90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9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9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9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8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8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8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7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7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7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6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6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6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6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6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6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5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5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5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5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5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5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4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4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4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4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4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4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3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3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3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3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3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3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2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2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2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2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2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2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1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1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0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0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0-04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0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0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80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9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9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9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9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9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9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8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8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8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8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8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7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7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7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7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7-03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7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7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6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6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6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4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3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3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3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3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3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3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2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2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2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2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2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1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1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1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1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1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0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0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0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0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0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70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9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9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9-04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9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9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9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8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7-1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7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7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7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7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7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47</text:p>
          </table:table-cell>
          <table:table-cell office:value-type="string" calcext:value-type="string">
            <text:p>196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56" meta:object-count="0"/>
    <meta:user-defined meta:name="AppVersion">3.0</meta:user-defined>
  </office:meta>
</office:document-meta>
</file>